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5" style:parent-style-name="Graphics">
      <style:graphic-properties draw:fill="none" draw:stroke="non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7">
      <style:graphic-properties draw:fill="none" draw:stroke="none"/>
    </style:style>
    <style:style style:family="graphic" style:name="a408" style:parent-style-name="Graphics">
      <style:graphic-properties draw:fill="none" draw:stroke="none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 style:parent-style-name="Graphics">
      <style:graphic-properties draw:fill="none" draw:stroke="none"/>
    </style:style>
    <style:style style:family="graphic" style:name="a391" style:parent-style-name="Graphics">
      <style:graphic-properties draw:fill="none" draw:stroke="non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3" style:parent-style-name="Graphics">
      <style:graphic-properties draw:fill="none" draw:stroke="non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5" style:parent-style-name="Graphics">
      <style:graphic-properties draw:fill="none" draw:stroke="none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7">
      <style:graphic-properties draw:fill="none" draw:stroke="none"/>
    </style:style>
    <style:style style:family="graphic" style:name="a398" style:parent-style-name="Graphics">
      <style:graphic-properties draw:fill="none" draw:stroke="none"/>
    </style:style>
    <style:style style:family="graphic" style:name="a410" style:parent-style-name="Graphics">
      <style:graphic-properties draw:fill="none" draw:stroke="non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1" style:parent-style-name="Graphics">
      <style:graphic-properties draw:fill="none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2" style:parent-style-name="Graphics">
      <style:graphic-properties draw:fill="none" draw:stroke="non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 style:parent-style-name="Graphics">
      <style:graphic-properties draw:fill="none" draw:stroke="non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4" draw:name="Titel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Diurnal temperature range</text:span><text:span text:style-name="a382" text:class-names=""/></text:p>
          </draw:text-box>
          <svg:title/>
          <svg:desc/>
        </draw:frame>
        <draw:frame draw:id="id64" presentation:style-name="a388" draw:name="Untertitel 2" svg:x="1.66667in" svg:y="3.93924in" svg:width="10in" svg:height="1.81076in" presentation:class="subtitle" presentation:placeholder="false">
          <draw:text-box>
            <text:p text:style-name="a387" text:class-names="" text:cond-style-name=""><text:span text:style-name="a385" text:class-names="">Comparing Arctic and Antarctica</text:span><text:span text:style-name="a386" text:class-names=""/></text:p>
          </draw:text-box>
          <svg:title/>
          <svg:desc/>
        </draw:frame>
      </draw:page>
      <draw:page draw:name="Slide3" draw:style-name="a389" draw:master-page-name="Master1-Layout2-obj-Titel-und-Inhalt" presentation:presentation-page-layout-name="Master1-PPL2" draw:id="Slide-258">
        <draw:frame draw:id="id65" draw:style-name="a390" draw:name="Grafik 5" svg:x="0.05825in" svg:y="1.0778in" svg:width="6.8646in" svg:height="5.14845in" style:rel-width="scale" style:rel-height="scale">
          <draw:image xlink:href="media/image1.png" xlink:type="simple" xlink:show="embed" xlink:actuate="onLoad"/>
          <svg:title/>
          <svg:desc>Ein Bild, das Text, Screenshot, Reihe enthält.

Automatisch generierte Beschreibung</svg:desc>
        </draw:frame>
        <draw:frame draw:id="id66" draw:style-name="a391" draw:name="Grafik 7" svg:x="6.1967in" svg:y="0.94989in" svg:width="7.20572in" svg:height="5.40429in" style:rel-width="scale" style:rel-height="scale">
          <draw:image xlink:href="media/image2.png" xlink:type="simple" xlink:show="embed" xlink:actuate="onLoad"/>
          <svg:title/>
          <svg:desc>Ein Bild, das Screenshot, Reihe, Muster enthält.

Automatisch generierte Beschreibung</svg:desc>
        </draw:frame>
      </draw:page>
      <draw:page draw:name="Slide2" draw:style-name="a392" draw:master-page-name="Master1-Layout2-obj-Titel-und-Inhalt" presentation:presentation-page-layout-name="Master1-PPL2" draw:id="Slide-257">
        <draw:frame draw:id="id67" draw:style-name="a393" draw:name="Grafik 4" svg:x="2.51799in" svg:y="0.74999in" svg:width="8.00002in" svg:height="6.00001in" style:rel-width="scale" style:rel-height="scale">
          <draw:image xlink:href="media/image3.png" xlink:type="simple" xlink:show="embed" xlink:actuate="onLoad"/>
          <svg:title/>
          <svg:desc>Ein Bild, das Screenshot enthält.

Automatisch generierte Beschreibung</svg:desc>
        </draw:frame>
      </draw:page>
      <draw:page draw:name="Slide5" draw:style-name="a394" draw:master-page-name="Master1-Layout2-obj-Titel-und-Inhalt" presentation:presentation-page-layout-name="Master1-PPL2" draw:id="Slide-260">
        <draw:frame draw:id="id68" draw:style-name="a395" draw:name="Grafik 3" svg:x="2.1699in" svg:y="0.37742in" svg:width="8.99354in" svg:height="6.74515in" style:rel-width="scale" style:rel-height="scale">
          <draw:image xlink:href="media/image4.png" xlink:type="simple" xlink:show="embed" xlink:actuate="onLoad"/>
          <svg:title/>
          <svg:desc>Ein Bild, das Text, Screenshot, Farbigkeit enthält.

Automatisch generierte Beschreibung</svg:desc>
        </draw:frame>
      </draw:page>
      <draw:page draw:name="Slide4" draw:style-name="a396" draw:master-page-name="Master1-Layout2-obj-Titel-und-Inhalt" presentation:presentation-page-layout-name="Master1-PPL2" draw:id="Slide-259">
        <draw:frame draw:id="id69" presentation:style-name="a397" draw:name="Inhaltsplatzhalter 3" svg:x="6.66667in" svg:y="1.7283in" svg:width="5.3912in" svg:height="4.0434in" style:rel-width="scale" style:rel-height="scale" presentation:class="graphic" presentation:placeholder="false">
          <draw:image xlink:href="media/image5.png" xlink:type="simple" xlink:show="embed" xlink:actuate="onLoad"/>
          <svg:title/>
          <svg:desc>Ein Bild, das Reihe, Diagramm, Handschrift, Schrift enthält.

Automatisch generierte Beschreibung</svg:desc>
        </draw:frame>
        <draw:frame draw:id="id70" draw:style-name="a398" draw:name="Grafik 5" svg:x="1.07008in" svg:y="1.7283in" svg:width="5.3912in" svg:height="4.0434in" style:rel-width="scale" style:rel-height="scale">
          <draw:image xlink:href="media/image6.png" xlink:type="simple" xlink:show="embed" xlink:actuate="onLoad"/>
          <svg:title/>
          <svg:desc>Ein Bild, das Reihe, Diagramm enthält.

Automatisch generierte Beschreibung</svg:desc>
        </draw:frame>
      </draw:page>
      <draw:page draw:name="Slide7" draw:style-name="a399" draw:master-page-name="Master1-Layout2-obj-Titel-und-Inhalt" presentation:presentation-page-layout-name="Master1-PPL2" draw:id="Slide-262">
        <draw:frame draw:id="id71" presentation:style-name="a403" draw:name="Titel 1" svg:x="4.25647in" svg:y="3.23877in" svg:width="4.3843in" svg:height="1.44965in" presentation:class="title" presentation:placeholder="false">
          <draw:text-box>
            <text:p text:style-name="a402" text:class-names="" text:cond-style-name=""><text:span text:style-name="a400" text:class-names="">GVN - Antarctica</text:span><text:span text:style-name="a401" text:class-names=""/></text:p>
          </draw:text-box>
          <svg:title/>
          <svg:desc/>
        </draw:frame>
      </draw:page>
      <draw:page draw:name="Slide6" draw:style-name="a404" draw:master-page-name="Master1-Layout2-obj-Titel-und-Inhalt" presentation:presentation-page-layout-name="Master1-PPL2" draw:id="Slide-261">
        <draw:frame draw:id="id72" draw:style-name="a405" draw:name="Grafik 6" svg:x="2.21783in" svg:y="0.41337in" svg:width="8.89767in" svg:height="6.67325in" style:rel-width="scale" style:rel-height="scale">
          <draw:image xlink:href="media/image7.png" xlink:type="simple" xlink:show="embed" xlink:actuate="onLoad"/>
          <svg:title/>
          <svg:desc>Ein Bild, das Screenshot, Farbigkeit enthält.

Automatisch generierte Beschreibung</svg:desc>
        </draw:frame>
      </draw:page>
      <draw:page draw:name="Slide8" draw:style-name="a406" draw:master-page-name="Master1-Layout2-obj-Titel-und-Inhalt" presentation:presentation-page-layout-name="Master1-PPL2" draw:id="Slide-263">
        <draw:frame draw:id="id73" presentation:style-name="a407" draw:name="Inhaltsplatzhalter 4" svg:x="6.66667in" svg:y="1.61111in" svg:width="5.7037in" svg:height="4.27778in" style:rel-width="scale" style:rel-height="scale" presentation:class="graphic" presentation:placeholder="false">
          <draw:image xlink:href="media/image8.png" xlink:type="simple" xlink:show="embed" xlink:actuate="onLoad"/>
          <svg:title/>
          <svg:desc>Ein Bild, das Text, Reihe, Handschrift, Screenshot enthält.

Automatisch generierte Beschreibung</svg:desc>
        </draw:frame>
        <draw:frame draw:id="id74" draw:style-name="a408" draw:name="Grafik 5" svg:x="1.07331in" svg:y="1.65249in" svg:width="5.59335in" svg:height="4.19501in" style:rel-width="scale" style:rel-height="scale">
          <draw:image xlink:href="media/image9.png" xlink:type="simple" xlink:show="embed" xlink:actuate="onLoad"/>
          <svg:title/>
          <svg:desc>Ein Bild, das Reihe, Diagramm, Handschrift, Schrift enthält.

Automatisch generierte Beschreibung</svg:desc>
        </draw:frame>
      </draw:page>
      <draw:page draw:name="Slide9" draw:style-name="a409" draw:master-page-name="Master1-Layout2-obj-Titel-und-Inhalt" presentation:presentation-page-layout-name="Master1-PPL2" draw:id="Slide-264">
        <draw:frame draw:id="id75" draw:style-name="a410" draw:name="Grafik 11" svg:x="0.71739in" svg:y="0.17304in" svg:width="5.37139in" svg:height="3.22283in" style:rel-width="scale" style:rel-height="scale">
          <draw:image xlink:href="media/image10.png" xlink:type="simple" xlink:show="embed" xlink:actuate="onLoad"/>
          <svg:title/>
          <svg:desc>Ein Bild, das Screenshot, Text, Rechteck, Diagramm enthält.

Automatisch generierte Beschreibung</svg:desc>
        </draw:frame>
        <draw:frame draw:id="id76" draw:style-name="a411" draw:name="Grafik 13" svg:x="6.92936in" svg:y="0.17304in" svg:width="5.52899in" svg:height="3.31739in" style:rel-width="scale" style:rel-height="scale">
          <draw:image xlink:href="media/image11.png" xlink:type="simple" xlink:show="embed" xlink:actuate="onLoad"/>
          <svg:title/>
          <svg:desc>Ein Bild, das Text, Screenshot, Rechteck, Diagramm enthält.

Automatisch generierte Beschreibung</svg:desc>
        </draw:frame>
        <draw:frame draw:id="id77" draw:style-name="a412" draw:name="Grafik 15" svg:x="0.55979in" svg:y="3.67174in" svg:width="5.52899in" svg:height="3.31739in" style:rel-width="scale" style:rel-height="scale">
          <draw:image xlink:href="media/image12.png" xlink:type="simple" xlink:show="embed" xlink:actuate="onLoad"/>
          <svg:title/>
          <svg:desc>Ein Bild, das Text, Screenshot, Rechteck, Display enthält.

Automatisch generierte Beschreibung</svg:desc>
        </draw:frame>
        <draw:frame draw:id="id78" draw:style-name="a413" draw:name="Grafik 17" svg:x="6.93478in" svg:y="3.62043in" svg:width="5.52898in" svg:height="3.31739in" style:rel-width="scale" style:rel-height="scale">
          <draw:image xlink:href="media/image13.png" xlink:type="simple" xlink:show="embed" xlink:actuate="onLoad"/>
          <svg:title/>
          <svg:desc>Ein Bild, das Screenshot, Text, Rechteck, Diagramm enthält.

Automatisch generierte Beschreibu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Diurnal temperature range</dc:title>
    <meta:initial-creator>Schatt, Leonhard</meta:initial-creator>
    <dc:creator>Schatt, Leonhard</dc:creator>
    <meta:creation-date>2023-09-19T08:54:29Z</meta:creation-date>
    <dc:date>2023-09-19T13:09:53Z</dc:date>
    <meta:editing-cycles>1</meta:editing-cycles>
    <meta:editing-duration>PT0S</meta:editing-duration>
    <meta:document-statistic meta:paragraph-count="3" meta:word-count="10"/>
  </office:meta>
</office:document-meta>
</file>